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exMono Nerd Font Text" svg:font-family="'BlexMono Nerd Font Text'"/>
    <style:font-face style:name="Courier Prime" svg:font-family="'Courier Prim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ont Awesome 6 Free Solid" svg:font-family="'Font Awesome 6 Free Solid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lex Nerd Font Propo" svg:font-family="'Lilex Nerd Font Propo'"/>
    <style:font-face style:name="NotoSans NFP Light" svg:font-family="'NotoSans NFP Light'" style:font-family-generic="swiss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officeooo:rsid="0017f8b9" officeooo:paragraph-rsid="001948c0"/>
    </style:style>
    <style:style style:name="P2" style:family="paragraph" style:parent-style-name="Standard">
      <style:text-properties style:font-name="Courier Prime" officeooo:rsid="001fd538" officeooo:paragraph-rsid="00208f9b"/>
    </style:style>
    <style:style style:name="T1" style:family="text">
      <style:text-properties officeooo:rsid="001c75b1"/>
    </style:style>
    <style:style style:name="T2" style:family="text">
      <style:text-properties officeooo:rsid="00208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exMono Nerd Font Text" svg:font-family="'BlexMono Nerd Font Text'"/>
    <style:font-face style:name="Courier Prime" svg:font-family="'Courier Prim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ont Awesome 6 Free Solid" svg:font-family="'Font Awesome 6 Free Solid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lex Nerd Font Propo" svg:font-family="'Lilex Nerd Font Propo'"/>
    <style:font-face style:name="NotoSans NFP Light" svg:font-family="'NotoSans NFP Light'" style:font-family-generic="swiss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Source Han Serif SC" style:font-family-asian="'Source Han Serif SC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3:22:27.009773327</meta:creation-date>
    <meta:editing-duration>PT45M19S</meta:editing-duration>
    <meta:editing-cycles>2</meta:editing-cycles>
    <meta:generator>LibreOffice/24.2.2.2$Linux_X86_64 LibreOffice_project/420$Build-2</meta:generator>
    <dc:title>rad</dc:title>
    <meta:initial-creator>David Richards</meta:initial-creator>
    <dc:date>2024-04-29T14:07:45.157479877</dc:date>
    <dc:creator>David Richards</dc:creator>
    <meta:document-statistic meta:table-count="0" meta:image-count="0" meta:object-count="0" meta:page-count="1" meta:paragraph-count="1" meta:word-count="672" meta:character-count="3071" meta:non-whitespace-character-count="2400"/>
    <meta:template xlink:type="simple" xlink:actuate="onRequest" xlink:title="rad" xlink:href="../../../../.config/libreoffice/4/user/template/rad.ott" meta:date="2024-04-29T13:22:25.611037314"/>
  </office:meta>
</office:document-meta>
</file>